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60"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1"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2"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63"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64"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5" style:family="paragraph" style:parent-style-name="No_20_Spacing">
      <style:paragraph-properties fo:text-align="justify" style:justify-single-word="false"/>
      <style:text-properties fo:color="#ed7d31" style:font-name="Times New Roman" officeooo:paragraph-rsid="010ed206"/>
    </style:style>
    <style:style style:name="P66" style:family="paragraph" style:parent-style-name="No_20_Spacing">
      <style:paragraph-properties fo:text-align="justify" style:justify-single-word="false"/>
      <style:text-properties fo:color="#ed7d31" fo:font-size="11pt" officeooo:paragraph-rsid="0113f3d5" style:font-size-asian="11pt" style:font-size-complex="11pt"/>
    </style:style>
    <style:style style:name="P67"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68"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69"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70"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7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7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7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7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7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7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7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7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7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8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8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8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8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41745" officeooo:paragraph-rsid="01aee2c0" style:font-size-asian="9.60000038146973pt" style:font-style-asian="normal" style:font-weight-asian="normal" style:font-size-complex="11pt" style:font-style-complex="normal" style:font-weight-complex="normal"/>
    </style:style>
    <style:style style:name="P8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8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8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8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8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8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9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91"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92"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93"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94"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95"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96"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97"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98" style:family="paragraph" style:parent-style-name="No_20_Spacing">
      <style:paragraph-properties fo:text-align="justify" style:justify-single-word="false"/>
      <style:text-properties fo:color="#000000" fo:font-size="11pt" fo:font-weight="bold" officeooo:paragraph-rsid="010ed206" style:font-size-asian="11pt" style:font-weight-asian="bold" style:font-size-complex="11pt" style:font-weight-complex="bold"/>
    </style:style>
    <style:style style:name="P99" style:family="paragraph" style:parent-style-name="No_20_Spacing">
      <style:paragraph-properties fo:text-align="justify" style:justify-single-word="false"/>
      <style:text-properties fo:color="#000000" fo:font-size="11pt" officeooo:paragraph-rsid="0113f3d5" style:font-size-asian="11pt" style:font-size-complex="11pt"/>
    </style:style>
    <style:style style:name="P100" style:family="paragraph" style:parent-style-name="No_20_Spacing">
      <style:paragraph-properties fo:text-align="justify" style:justify-single-word="false"/>
      <style:text-properties fo:color="#ffc000" officeooo:paragraph-rsid="0113f3d5"/>
    </style:style>
    <style:style style:name="P101"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02" style:family="paragraph" style:parent-style-name="No_20_Spacing">
      <style:paragraph-properties fo:text-align="justify" style:justify-single-word="false"/>
      <style:text-properties fo:color="#ffc000" fo:font-size="11pt" officeooo:paragraph-rsid="0113f3d5" style:font-size-asian="11pt" style:font-size-complex="11pt"/>
    </style:style>
    <style:style style:name="P103" style:family="paragraph" style:parent-style-name="No_20_Spacing">
      <style:paragraph-properties fo:text-align="justify" style:justify-single-word="false"/>
      <style:text-properties officeooo:paragraph-rsid="0113f3d5"/>
    </style:style>
    <style:style style:name="P104" style:family="paragraph" style:parent-style-name="No_20_Spacing">
      <style:paragraph-properties fo:text-align="justify" style:justify-single-word="false"/>
      <style:text-properties officeooo:paragraph-rsid="019653de"/>
    </style:style>
    <style:style style:name="P105"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106"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107"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108"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109"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110"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111"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112" style:family="paragraph" style:parent-style-name="No_20_Spacing">
      <style:paragraph-properties fo:text-align="justify" style:justify-single-word="false"/>
      <style:text-properties officeooo:rsid="0123684b" officeooo:paragraph-rsid="0145eb43"/>
    </style:style>
    <style:style style:name="P113" style:family="paragraph" style:parent-style-name="No_20_Spacing">
      <style:paragraph-properties fo:text-align="justify" style:justify-single-word="false"/>
      <style:text-properties officeooo:rsid="012fc8ca" officeooo:paragraph-rsid="013c8e3e"/>
    </style:style>
    <style:style style:name="P114" style:family="paragraph" style:parent-style-name="No_20_Spacing">
      <style:paragraph-properties fo:text-align="justify" style:justify-single-word="false"/>
      <style:text-properties officeooo:rsid="015e8588" officeooo:paragraph-rsid="015e8588"/>
    </style:style>
    <style:style style:name="P115" style:family="paragraph" style:parent-style-name="No_20_Spacing">
      <style:paragraph-properties fo:text-align="justify" style:justify-single-word="false"/>
      <style:text-properties officeooo:rsid="0167b8b4" officeooo:paragraph-rsid="01699bcb"/>
    </style:style>
    <style:style style:name="P116" style:family="paragraph" style:parent-style-name="No_20_Spacing">
      <style:paragraph-properties fo:text-align="justify" style:justify-single-word="false"/>
      <style:text-properties officeooo:rsid="0167b8b4" officeooo:paragraph-rsid="0179fdd9"/>
    </style:style>
    <style:style style:name="P117" style:family="paragraph" style:parent-style-name="No_20_Spacing">
      <style:paragraph-properties fo:text-align="justify" style:justify-single-word="false"/>
      <style:text-properties officeooo:rsid="0179fdd9" officeooo:paragraph-rsid="0179fdd9"/>
    </style:style>
    <style:style style:name="P118" style:family="paragraph" style:parent-style-name="No_20_Spacing">
      <style:paragraph-properties fo:text-align="justify" style:justify-single-word="false"/>
      <style:text-properties officeooo:rsid="017cd013" officeooo:paragraph-rsid="017cd013"/>
    </style:style>
    <style:style style:name="P119" style:family="paragraph" style:parent-style-name="No_20_Spacing">
      <style:paragraph-properties fo:text-align="justify" style:justify-single-word="false"/>
      <style:text-properties officeooo:rsid="017ddc3f" officeooo:paragraph-rsid="017ddc3f"/>
    </style:style>
    <style:style style:name="P120" style:family="paragraph" style:parent-style-name="No_20_Spacing">
      <style:paragraph-properties fo:text-align="justify" style:justify-single-word="false"/>
      <style:text-properties officeooo:rsid="01802056" officeooo:paragraph-rsid="01802056"/>
    </style:style>
    <style:style style:name="P121" style:family="paragraph" style:parent-style-name="No_20_Spacing">
      <style:paragraph-properties fo:text-align="justify" style:justify-single-word="false"/>
      <style:text-properties officeooo:rsid="01852ba4" officeooo:paragraph-rsid="018e44e6"/>
    </style:style>
    <style:style style:name="P122" style:family="paragraph" style:parent-style-name="No_20_Spacing">
      <style:paragraph-properties fo:text-align="justify" style:justify-single-word="false"/>
      <style:text-properties officeooo:rsid="01a17f0c" officeooo:paragraph-rsid="01a17f0c"/>
    </style:style>
    <style:style style:name="P123" style:family="paragraph" style:parent-style-name="No_20_Spacing">
      <style:paragraph-properties fo:text-align="justify" style:justify-single-word="false"/>
      <style:text-properties officeooo:rsid="01a3064c" officeooo:paragraph-rsid="01a7eb69"/>
    </style:style>
    <style:style style:name="P124" style:family="paragraph" style:parent-style-name="No_20_Spacing">
      <style:paragraph-properties fo:text-align="justify" style:justify-single-word="false"/>
      <style:text-properties officeooo:rsid="01a3064c" officeooo:paragraph-rsid="01ad049c"/>
    </style:style>
    <style:style style:name="P125"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126" style:family="paragraph" style:parent-style-name="No_20_Spacing">
      <style:paragraph-properties fo:text-align="justify" style:justify-single-word="false"/>
      <style:text-properties fo:font-size="11pt" officeooo:paragraph-rsid="0113f3d5" style:font-size-asian="11pt" style:font-size-complex="11pt"/>
    </style:style>
    <style:style style:name="P127"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128"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129"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130"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131"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132"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133"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134"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35"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36" style:family="paragraph" style:parent-style-name="No_20_Spacing">
      <style:paragraph-properties fo:text-align="justify" style:justify-single-word="false"/>
      <style:text-properties fo:font-size="11pt" style:text-underline-style="solid" style:text-underline-width="auto" style:text-underline-color="font-color" officeooo:paragraph-rsid="0113f3d5" style:font-size-asian="11pt" style:font-size-complex="11pt"/>
    </style:style>
    <style:style style:name="P137" style:family="paragraph" style:parent-style-name="No_20_Spacing">
      <style:paragraph-properties fo:text-align="justify" style:justify-single-word="false"/>
      <style:text-properties fo:font-size="11pt" fo:font-weight="bold" officeooo:paragraph-rsid="0113f3d5" style:font-size-asian="11pt" style:font-weight-asian="bold" style:font-size-complex="11pt" style:font-weight-complex="bold"/>
    </style:style>
    <style:style style:name="P138"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39"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40"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41"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Times New Roman" fo:font-size="11pt" fo:font-style="normal" style:text-underline-style="none" fo:font-weight="normal" officeooo:rsid="00e26738" officeooo:paragraph-rsid="01e26a7b" style:font-size-asian="11pt" style:font-style-asian="normal" style:font-weight-asian="normal" style:font-size-complex="11pt" style:font-style-complex="normal" style:font-weight-complex="normal"/>
    </style:style>
    <style:style style:name="P143"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44"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45"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46" style:family="paragraph" style:parent-style-name="No_20_Spacing">
      <style:paragraph-properties fo:text-align="justify" style:justify-single-word="false"/>
      <style:text-properties fo:color="#000000" fo:font-size="11pt" style:text-underline-style="solid" style:text-underline-width="auto" style:text-underline-color="font-color" officeooo:paragraph-rsid="0113f3d5" style:font-size-asian="11pt" style:font-size-complex="11pt"/>
    </style:style>
    <style:style style:name="P147" style:family="paragraph" style:parent-style-name="No_20_Spacing" style:list-style-name="WWNum1">
      <style:paragraph-properties fo:text-align="justify" style:justify-single-word="false"/>
      <style:text-properties fo:color="#000000" fo:font-size="11pt" officeooo:paragraph-rsid="0113f3d5" style:font-size-asian="11pt" style:font-size-complex="11pt"/>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7846" style:font-style-asian="normal" style:font-style-complex="normal"/>
    </style:style>
    <style:style style:name="T55" style:family="text">
      <style:text-properties fo:font-style="normal" officeooo:rsid="00f6e6a2" style:font-style-asian="normal" style:font-style-complex="normal"/>
    </style:style>
    <style:style style:name="T56" style:family="text">
      <style:text-properties fo:font-style="normal" officeooo:rsid="00f7b471"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officeooo:rsid="0102092f" style:font-style-asian="normal" style:font-style-complex="normal"/>
    </style:style>
    <style:style style:name="T64" style:family="text">
      <style:text-properties fo:font-style="normal" officeooo:rsid="0104db64" style:font-style-asian="normal" style:font-style-complex="normal"/>
    </style:style>
    <style:style style:name="T65" style:family="text">
      <style:text-properties fo:font-style="normal" officeooo:rsid="0105d0f1" style:font-style-asian="normal" style:font-style-complex="normal"/>
    </style:style>
    <style:style style:name="T66" style:family="text">
      <style:text-properties fo:font-style="normal" officeooo:rsid="01094251" style:font-style-asian="normal" style:font-style-complex="normal"/>
    </style:style>
    <style:style style:name="T67" style:family="text">
      <style:text-properties fo:font-style="normal" officeooo:rsid="010a0587" style:font-style-asian="normal" style:font-style-complex="normal"/>
    </style:style>
    <style:style style:name="T68" style:family="text">
      <style:text-properties fo:font-style="normal" officeooo:rsid="010ab344" style:font-style-asian="normal" style:font-style-complex="normal"/>
    </style:style>
    <style:style style:name="T69" style:family="text">
      <style:text-properties fo:font-style="normal" officeooo:rsid="010c05a5" style:font-style-asian="normal" style:font-style-complex="normal"/>
    </style:style>
    <style:style style:name="T70" style:family="text">
      <style:text-properties fo:font-style="normal" officeooo:rsid="010d0b7b" style:font-style-asian="normal" style:font-style-complex="normal"/>
    </style:style>
    <style:style style:name="T71" style:family="text">
      <style:text-properties fo:font-style="normal" officeooo:rsid="010dba14" style:font-style-asian="normal" style:font-style-complex="normal"/>
    </style:style>
    <style:style style:name="T72" style:family="text">
      <style:text-properties fo:font-style="normal" style:text-underline-style="solid" style:text-underline-width="auto" style:text-underline-color="font-color" officeooo:rsid="00dc9cd3" style:font-style-asian="normal" style:font-style-complex="normal"/>
    </style:style>
    <style:style style:name="T73" style:family="text">
      <style:text-properties fo:font-style="normal" style:text-underline-style="solid" style:text-underline-width="auto" style:text-underline-color="font-color" officeooo:rsid="00e60488" style:font-style-asian="normal" style:font-style-complex="normal"/>
    </style:style>
    <style:style style:name="T74" style:family="text">
      <style:text-properties fo:font-style="normal" style:text-underline-style="solid" style:text-underline-width="auto" style:text-underline-color="font-color" officeooo:rsid="00e74bec" style:font-style-asian="normal" style:font-style-complex="normal"/>
    </style:style>
    <style:style style:name="T75" style:family="text">
      <style:text-properties fo:font-style="normal" style:text-underline-style="solid" style:text-underline-width="auto" style:text-underline-color="font-color" officeooo:rsid="00e2ece2"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fo:color="#ed7d31"/>
    </style:style>
    <style:style style:name="T79" style:family="text">
      <style:text-properties fo:color="#000000"/>
    </style:style>
    <style:style style:name="T80" style:family="text">
      <style:text-properties fo:color="#000000" fo:font-weight="bold" style:font-weight-asian="bold" style:font-weight-complex="bold"/>
    </style:style>
    <style:style style:name="T81" style:family="text">
      <style:text-properties fo:color="#000000" officeooo:rsid="011b97bd"/>
    </style:style>
    <style:style style:name="T82" style:family="text">
      <style:text-properties fo:color="#000000" style:text-underline-style="solid" style:text-underline-width="auto" style:text-underline-color="font-color"/>
    </style:style>
    <style:style style:name="T83" style:family="text">
      <style:text-properties fo:color="#000000" style:text-underline-style="solid" style:text-underline-width="auto" style:text-underline-color="font-color" officeooo:rsid="011f8eb3"/>
    </style:style>
    <style:style style:name="T84" style:family="text">
      <style:text-properties fo:color="#000000" style:text-underline-style="solid" style:text-underline-width="auto" style:text-underline-color="font-color" officeooo:rsid="01111b65"/>
    </style:style>
    <style:style style:name="T85"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6"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7"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tyle="normal" fo:font-weight="normal" style:font-style-asian="normal" style:font-weight-asian="normal" style:font-style-complex="normal" style:font-weight-complex="normal"/>
    </style:style>
    <style:style style:name="T214"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15"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16"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17"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18"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19"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0"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1"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2"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3"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4"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25"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26"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27"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28"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29"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0"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1"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2"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3"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4"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35"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36"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37"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38"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39"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0"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1"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2"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3"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4"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45"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46"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47"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48"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49"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0"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1"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2"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3"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4"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55"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56"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57"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58"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5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0"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2"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3"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4"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65"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66"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7" style:family="text">
      <style:text-properties fo:font-weight="bold" style:font-weight-asian="bold" style:font-weight-complex="bold"/>
    </style:style>
    <style:style style:name="T268" style:family="text">
      <style:text-properties officeooo:rsid="0110ad41"/>
    </style:style>
    <style:style style:name="T269" style:family="text">
      <style:text-properties officeooo:rsid="01111b65"/>
    </style:style>
    <style:style style:name="T270" style:family="text">
      <style:text-properties officeooo:rsid="0115f2cd"/>
    </style:style>
    <style:style style:name="T271" style:family="text">
      <style:text-properties officeooo:rsid="0117b211"/>
    </style:style>
    <style:style style:name="T272" style:family="text">
      <style:text-properties officeooo:rsid="0117fb9d"/>
    </style:style>
    <style:style style:name="T273" style:family="text">
      <style:text-properties officeooo:rsid="011f8eb3"/>
    </style:style>
    <style:style style:name="T274" style:family="text">
      <style:text-properties officeooo:rsid="011fe06c"/>
    </style:style>
    <style:style style:name="T275" style:family="text">
      <style:text-properties officeooo:rsid="01e59724"/>
    </style:style>
    <style:style style:name="T276" style:family="text">
      <style:text-properties officeooo:rsid="00f4cb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1501572371" text:style-name="L1">
        <text:list-item>
          <text:p text:style-name="P140">Comment les blocs vont vivre ensemble</text:p>
        </text:list-item>
        <text:list-item>
          <text:p text:style-name="P141">Comment la détente va devenir une nouvelle tension</text:p>
        </text:list-item>
        <text:list-item>
          <text:p text:style-name="P143"><text:span text:style-name="T2">Comment </text:span><text:span text:style-name="T5">ces tensions vont amener à la fin du monde bipolaire</text:span></text:p>
        </text:list-item>
      </text:list>
      <text:p text:style-name="P36"/>
      <text:p text:style-name="P36"/>
      <text:p text:style-name="P59"><text:span text:style-name="T5">I. </text:span><text:span text:style-name="T2">Où en est le monde en 1945 ?</text:span></text:p>
      <text:p text:style-name="P52"/>
      <text:p text:style-name="P53"/>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4">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européens, et la fin de la guerre s’accompagne aussi de la fin du négationnisme, ce qui va entraîner une grande violence psychologique.<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text:line-break/></text:span><text:span text:style-name="T27">Une opposition idéologique va donc se mettre en place avec les USA, qui vont finalement décidé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8"/>
      <text:p text:style-name="P60">II. Émergence et réalité d’un monde bipolaire</text:p>
      <text:p text:style-name="P55"/>
      <text:p text:style-name="P55"/>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text:line-break/><text:line-break/></text:span><text:span text:style-name="T32">L’ONU est crée suite à la conférence de San Francisco de 1945, </text:span><text:span text:style-name="T33">mais il y a tout d’abord un grand cheminement. </text:span></text:p>
      <text:p text:style-name="P43"/>
      <text:p text:style-name="P56"/>
      <text:p text:style-name="P33"><text:span text:style-name="T33">a. </text:span><text:span text:style-name="T2">Processus de création de l’ONU</text:span></text:p>
      <text:p text:style-name="P57"/>
      <text:p text:style-name="P57"/>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text:line-break/><text:line-break/></text:span><text:span text:style-name="T36">Le 1</text:span><text:span text:style-name="T76">er</text:span><text:span text:style-name="T36"> janvier 1942, les pays en guerre contre l’Allemagne vont se réunir à Washington et signer la </text:span><text:span text:style-name="T72">Déclaration des Nations Unies</text:span><text:span text:style-name="T36">. </text:span><text:span text:style-name="T37">Par cette déclaration les États s’engagent à mettre sur place un système de sécurité à travers le monde</text:span></text:p>
      <text:p text:style-name="P45"/>
      <text:p text:style-name="P32"><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142"/>
      <text:p text:style-name="P32"><text:span text:style-name="T39">E</text:span><text:span text:style-name="T40">n 1944, Roosevelt met à son tour en place la </text:span><text:span text:style-name="T75">Conférence de Dumb</text:span><text:span text:style-name="T74">a</text:span><text:span text:style-name="T75">rton </text:span><text:span text:style-name="T73">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3"><text:span text:style-name="T41">L’</text:span><text:span text:style-name="T2">URSS reste très investi dans ces conférences.</text:span></text:p>
      <text:p text:style-name="P23"><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4"><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text:line-break/></text:span><text:span text:style-name="T46">On convient aussi que le droit de véto ne fonctionne pas pour les </text:span><text:span text:style-name="T47">changement structurel à l’ONU.<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4"><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line-break/><text:span text:style-name="T276">Le premier secrétaire est norvégien, c’est un secrétaire général de compromis, ce qui a marqué l’histoire, le secrétaire restera donc un représentant neutre d’un petit pays, en alternance avec les continents avec les autres grandes organisations, UNESCO, …, sauf le FMI ou la banque mondiale par exemple. </text:span></text:p>
      <text:p text:style-name="P48"/>
      <text:p text:style-name="P25"><text:span text:style-name="T55">L</text:span><text:span text:style-name="T2">e Conseil de sécurité reste l’organe essentiel de l’ONU, il a un rôle exécutif, </text:span><text:span text:style-name="T56">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text:line-break/></text:span></text:p>
      <text:p text:style-name="P26"><text:span text:style-name="T62">L</text:span><text:span text:style-name="T2">a Cour Internationale de Justice dont l’objectif sera de gérer les différents entre les États </text:span><text:span text:style-name="T63">et de mettre en place le règlement pacifique des différents et intervient comme un médiateur juridictionnel qui va être au service des États.</text:span></text:p>
      <text:p text:style-name="P49"/>
      <text:p text:style-name="P27"><text:span text:style-name="T63">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7"><text:span text:style-name="T64">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5">Il fait aussi le lien entre les Nations Unies et les autres institutions spécialisées. L’UNESCO y est en partie rattaché car le conseil établit les principes généraux.<text:line-break/></text:span></text:p>
      <text:p text:style-name="P28"><text:span text:style-name="T65">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29"><text:span text:style-name="T2">Staline lui s’oppose à un siège européen, </text:span><text:span text:style-name="T66">les américains vont donc proposer New York, ce qui sera accepté par l’URSS, on pensait à cette époque les États-Unis allaient redevenir un État neutre car </text:span><text:span text:style-name="T67">isolationniste.<text:line-break/></text:span><text:span text:style-name="T68">Ce choix va profondément marquer les relations internationales. </text:span></text:p>
      <text:p text:style-name="P30"><text:span text:style-name="T68">On va ensuite choisir comme langues officielles l’anglais et le français. </text:span><text:span text:style-name="T69">Tous les travaux doivent donc êtres traduits dans les deux langues. </text:span><text:span text:style-name="T70">Cela s’expliquer par la position du français qui était jusqu’alors considéré comme la langue noble de la diplomatie et de la démocratie. </text:span></text:p>
      <text:p text:style-name="P51"/>
      <text:p text:style-name="P34"><text:span text:style-name="T66">b</text:span><text:span text:style-name="T2">) Le début difficile des Nations Unies</text:span></text:p>
      <text:p text:style-name="P51"/>
      <text:p text:style-name="P138">Dès le début, les Nations Unies connaissent des difficultés de fonctionnement. </text:p>
      <text:p text:style-name="P138">Le <text:span text:style-name="T268">veto</text:span> bloque l’organisation à de nombreuses reprises surtout que les alliés d’hier, vont se révéler être les ennemis de demain. </text:p>
      <text:p text:style-name="P138"><text:soft-page-break/></text:p>
      <text:p text:style-name="P31"><text:span text:style-name="T71">Une des première grandes questions à laquelle va devoir répondre l’ONU est celle de la politique de l’URSS en Azerbaïdjan. La Grande Bretagne et les USA veulent porter plainte contre l’URSS et ils utilisent pour cela l’Iran en proxy </text:span><text:span text:style-name="T66"><text:s/></text:span></text:p>
      <text:p text:style-name="P138"/>
      <text:p text:style-name="P138">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38">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38">Février 1946 : Panama (satellite américain à l’époque) qui propose une résolution pour recommander non-admission de l’Espagne dans les Nations Unies. </text:p>
      <text:p text:style-name="P138">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38">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38"/>
      <text:p text:style-name="P138">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38"/>
      <text:p text:style-name="P138"><text:span text:style-name="T77">Question du contrôle de l’énergie atomique dès 1945 </text:span>: il faut contrôler l’énergie atomique étant donné sa violence. </text:p>
      <text:p text:style-name="P138"/>
      <text:p text:style-name="P138">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138">L’Assemblée générale approuve à l’unanimité la création d’une commission de l’énergie atomique : mais beaucoup de désaccords. Les américains proposent de créer une autorité du développement de l’énergie <text:soft-page-break/>atomique qui devrait contrôler toute la production d’uranium et son utilisation (contrôle absolu de cette Autorité). Rapport Lilienthal : à la base de la proposition américaine de contrôle. </text:p>
      <text:p text:style-name="P138">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38"/>
      <text:p text:style-name="P138">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38"/>
      <text:p text:style-name="P138">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38"/>
      <text:p text:style-name="P138">Le droit de <text:span text:style-name="T269">veto</text:span> devient très vite dans le cadre de la guerre froide un outil empêchant la décision au sein des NU. </text:p>
      <text:list xml:id="list3607469885" text:style-name="WWNum3">
        <text:list-header>
          <text:p text:style-name="P144"/>
        </text:list-header>
      </text:list>
      <text:p text:style-name="P68"/>
      <text:p text:style-name="P64"><text:span text:style-name="T83">II</text:span><text:span text:style-name="T84">I. </text:span><text:span text:style-name="T82">Les autres Conférences d’après-guerre</text:span><text:span text:style-name="T78"> </text:span></text:p>
      <text:p text:style-name="P65"/>
      <text:p text:style-name="P93">Ces Conférences vont beaucoup traiter des réparations de l’Allemagne vaincue. </text:p>
      <text:p text:style-name="P93">Les deux grandes : Yalta et Potsdam. Puis mise en place d traités de paix après la SGM. </text:p>
      <text:p text:style-name="P93"/>
      <text:p text:style-name="P95"><text:span text:style-name="T275">a. </text:span>Conférence de Yalta </text:p>
      <text:p text:style-name="P101"/>
      <text:p text:style-name="P93">Février 1945 : conférence de Yalta. </text:p>
      <text:p text:style-name="P93">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93"/>
      <text:p text:style-name="P93">On décide que l’Allemagne sera divisée en 3. </text:p>
      <text:p text:style-name="P93">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93">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93"/>
      <text:p text:style-name="P93">Gros risque pour la France d’être considéré comme les vaincus et des collaborateurs notamment à cause du régime de Vichy. </text:p>
      <text:p text:style-name="P93"/>
      <text:p text:style-name="P93">Cas de la Pologne : le territoire a été totalement annexé par le Reich car il considérait que ce territoire faisait partie du Reich car il appartenait à la Prusse (Silésie). </text:p>
      <text:p text:style-name="P93"/>
      <text:p text:style-name="P93">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38"/>
      <text:p text:style-name="P95"><text:span text:style-name="T275">b. </text:span>Conférence de Postdam (17 juillet-2 aout 1945)</text:p>
      <text:p text:style-name="P138"/>
      <text:p text:style-name="P138">La conférence a lieu dans un contexte plus tendu. Les alliés sont inquiets face au comportement des soviétiques. </text:p>
      <text:p text:style-name="P138">Février 1945 : ils ont libéré la Roumanie et y installent un gouvernement communiste dit « homogène » mais cette libération se fait aux profits d’un gouvernement soviétique arrivé au pouvoir via l’aide de l’URSS : non-respect de la déclaration. </text:p>
      <text:p text:style-name="P138"/>
      <text:p text:style-name="P138">Ruée des soviétiques sur les bastions nazis. </text:p>
      <text:p text:style-name="P138">Les alliés vont faire la course à celui qui arrivera le premier à conquérir les bastions restants des nazis : on est en quête des trésors de guerre allemand, ils ont beaucoup pillé notamment des œuvres d’art. </text:p>
      <text:p text:style-name="P139"><text:s/></text:p>
      <text:p text:style-name="P139">Conférence du changement d’équilibre </text:p>
      <text:p text:style-name="P138">Changements liés aux américains avec la mort de Roosevelt qui avait une bonne capacité de communication avec Roosevelt. Churchill n’est pas reconduit aux élections : Clément Attlee. </text:p>
      <text:p text:style-name="P138"><text:soft-page-break/>Truman a une approche totalement différente de Roosevelt d’un point de vue post-guerre mondiale. Il est beaucoup plus méfiant des soviétiques. </text:p>
      <text:p text:style-name="P138">Nouvelle donnée de configuration pour les relations entre les trois grands. </text:p>
      <text:p text:style-name="P138"/>
      <text:p text:style-name="P138">Montée de la méfiance entre l’URSS et les EU et entre la GB et l’URSS. </text:p>
      <text:p text:style-name="P139"/>
      <text:p text:style-name="P139">On décide matériellement des répartitions territoriales : </text:p>
      <text:p text:style-name="P93">On va décider que la Pologne sera dirigée par un nouveau gouvernement : </text:p>
      <text:list xml:id="list1000811046" text:style-name="WWNum2">
        <text:list-item>
          <text:p text:style-name="P145">Gouvernement libéral avant la guerre : il s’était réfugié à Londres pour installer un gouvernement provisoire. </text:p>
        </text:list-item>
        <text:list-item>
          <text:p text:style-name="P145">Résistance nationale communiste : communauté de Lublin qui va réussir avec le soutien de Staline à obtenir le fait de devenir le gouvernement au pouvoir après la guerre. <text:s/></text:p>
        </text:list-item>
        <text:list-item>
          <text:p text:style-name="P145">Réparation territoriale : 78 000 km2 de perdu pour la Pologne aux profits de l’URSS. </text:p>
        </text:list-item>
      </text:list>
      <text:p text:style-name="P93"/>
      <text:p text:style-name="P93">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93">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93"/>
      <text:p text:style-name="P94">On envisage des solutions pour l’Autriche. </text:p>
      <text:p text:style-name="P93">Discuter autour de sa neutralité. </text:p>
      <text:p text:style-name="P93"/>
      <text:p text:style-name="P94">On discute beaucoup des territoires européens mais peu de véritables décisions concrètes. </text:p>
      <text:p text:style-name="P138"/>
      <text:p text:style-name="P139">A Yalta on parle également d’autre territoires que les territoires européens. </text:p>
      <text:p text:style-name="P138">La position américaine change sur la partie asiatique. Les américains prennent des positions sur le futur conflit coréen : course territoriale qui entrainera la guerre de Corée qui fut l’un des grands évènements de la guerre froide.</text:p>
      <text:p text:style-name="P138"/>
      <text:p text:style-name="P138"><text:span text:style-name="T267">On envisage les traités de Paris : 1 conférence, 5 traités de paix</text:span>. </text:p>
      <text:p text:style-name="P138">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38">Cette conférence est annoncée à l’issue de la conférence de Postdam. </text:p>
      <text:p text:style-name="P138"/>
      <text:p text:style-name="P138"/>
      <text:p text:style-name="P138">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38"/>
      <text:p text:style-name="P138">21 pays vont participer : ceux que l’on considère comme vainqueurs de l’Allemagne mais avec un poids différencié par rapport aux efforts qu’ils ont fait. </text:p>
      <text:p text:style-name="P138"/>
      <text:p text:style-name="P138">5 traités car on traite les 5 pays dits satellites de l’Allemagne : ceux qui ont contribués à l’effort de guerre allemand. Italie, Roumanie, Bulgarie, Finlande, Hongrie. </text:p>
      <text:p text:style-name="P138"><text:soft-page-break/></text:p>
      <text:p text:style-name="P138"><text:span text:style-name="T267">Question de l’Italie :</text:span> un des alliés principaux de l’Allemagne. Qua fait-on des colonies italiennes ? La Lybie, l’Érythrée, <text:s/></text:p>
      <text:p text:style-name="P138"/>
      <text:p text:style-name="P138">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38">1948 : les alliés proposent que Triest revienne aux mains de l’Italie. </text:p>
      <text:p text:style-name="P138">Les yougoslaves et soviétique refusent si bien que le statu quo est conservé sur le territoire de Triest. </text:p>
      <text:p text:style-name="P138">Question des réparations : remboursements monétaires prélevés sur l’Italie. </text:p>
      <text:p text:style-name="P138">Très peu des réparations prévues seront réellement prélevées. </text:p>
      <text:p text:style-name="P138"/>
      <text:p text:style-name="P139">La question de la Roumanie. </text:p>
      <text:p text:style-name="P138">Perte de plusieurs régions au profit de l’URSS mais récupère la Transylvanie qui appartenait à la Hongrie. Les romains sont plutôt protégés par les soviétiques qui vont placer le pays sur leur coupe. </text:p>
      <text:p text:style-name="P138"/>
      <text:p text:style-name="P139">La Hongrie </text:p>
      <text:p text:style-name="P138">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38">Réparations prévues mais jamais payés car ils n’ont pas les moyens.</text:p>
      <text:p text:style-name="P138"/>
      <text:p text:style-name="P139">La Finlande </text:p>
      <text:p text:style-name="P138">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38"/>
      <text:p text:style-name="P138">10 février 1947 : les 5 traités de paix de Paris sont officiellement signés. </text:p>
      <text:p text:style-name="P138"/>
      <text:p text:style-name="P138">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38"/>
      <text:p text:style-name="P138">Question du démembrement de l’Allemagne : Staline ne va plus y être favorable (voulait <text:span text:style-name="T269">sûrement</text:span> garder la main sur le territoire). </text:p>
      <text:p text:style-name="P138">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38">La mise en place de la CECA va permettre de rapprocher l’Allemagne et la France au niveau de ces régions industrielles. </text:p>
      <text:p text:style-name="P138"/>
      <text:p text:style-name="P138"><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38"/>
      <text:p text:style-name="P138">Les économies occidentales migrent vers des économies de marché : les territoires et zones prennent des directions tant politiques qu’économiques radicalement différentes. Difficultés pour s’entendre de ce fait. </text:p>
      <text:p text:style-name="P138"/>
      <text:p text:style-name="P138">L’Organisation tripartie est frappée d’impuissance pour prendre des décisions. La dernière sera sur la mise en place du premier tribunal international ad hoc : tribunal de Nuremberg. Il va être mis en place pour juger les criminels de guerre nazis. </text:p>
      <text:p text:style-name="P138">L’Allemagne est en train de devenir le point essentiel des relations internationales de l’époque. Pendant toute la période de la guerre froide, chaque crise se traduira dans la situation allemande et plus précisément berlinoise. </text:p>
      <text:p text:style-name="P138"/>
      <text:p text:style-name="P138">Autriche pas d’accord. Les soviétiques veulent mettre l’Autriche à terre. </text:p>
      <text:p text:style-name="P138">Japon : mésententes entre les américains et les soviétiques. <text:s/></text:p>
      <text:p text:style-name="P138"/>
      <text:p text:style-name="P138">1946 : la situation est tendue entre les alliés. Ils se font de moins en moins confiance. Propension d’expansion territoriale des soviétiques. La situation se tend de plus en plus. </text:p>
      <text:p text:style-name="P138"/>
      <text:p text:style-name="P138">En 1946 : Churchill qui s’est retiré des affaires, fait des conférences. A Fulton aux États-Unis, il expose sa vision du monde et parle pour la première fois du rideau de fer qui est en train de tomber sur l’Europe. </text:p>
      <text:p text:style-name="P138"/>
      <text:p text:style-name="P138">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38">Quelques mois après les négociations seront rompus : approche conflictuelle. <text:bookmark text:name="_GoBack"/></text:p>
      <text:p text:style-name="P98"/>
      <text:p text:style-name="P96"/>
      <text:p text:style-name="P97"/>
      <text:p text:style-name="P63"><text:span text:style-name="T273">IV. </text:span>La situation au Proche, Moyen et Extrême Orient</text:p>
      <text:p text:style-name="P103"/>
      <text:p text:style-name="P126">-Conséquences de la guerre à travers des pays qui sont pour la plupart d’anciennes colonies. </text:p>
      <text:p text:style-name="P126">-L’engagement chinois en japonais en extrême orient </text:p>
      <text:p text:style-name="P126"/>
      <text:p text:style-name="P136">Le proche et Moyen-Orient </text:p>
      <text:p text:style-name="P126">La région est marquée par la présence et l’influence des français et britanniques. Le retour à la paix est marqué par la création de mouvements indépendantistes, régionalistes et idéologiques notamment via un mouvement : La <text:span text:style-name="T267">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text:line-break/><text:span text:style-name="T267">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26"><text:span text:style-name="T267">L’Irak </text:span>: sous domination britannique. Elle souhaite plus d’indépendance, les britanniques essaient de mettre en place un traité d’indépendance qui conserve leurs intérêts. Les <text:span text:style-name="T271">irakiens</text:span> vont refuser ce traité d’indépendance et rejeter définitivement l’influence britannique. </text:p>
      <text:p text:style-name="P126"><text:span text:style-name="T267">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126"><text:span text:style-name="T267">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0">apparaître</text:span> dans le cadre de ces évacuations. Les soviétiques maintiennent leurs <text:soft-page-break/>positions et soutiennent des mouvements autonomistes ou séparatistes dans certaines régions iraniennes : Azerbaïdjan et du Kurdistan. </text:p>
      <text:p text:style-name="P126">Grâce à l’intervention britannique et américaine à la demande du <text:span text:style-name="T270">C</text:span>hah, l’Iran va réussir à négocier le retrait des soviétiques qui obtiendront néanmoins des concessions pétrolières. La situation se stabilise ainsi en Iran pour quelques années : c’est un régime favorable aux puissances occidentales. </text:p>
      <text:p text:style-name="P126"><text:span text:style-name="T267">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26"><text:span text:style-name="T267">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26">1947 : la Grèce devient un état ou les soviétiques et britanniques son limité prêt à s’affronter : les américains s’en mêlent.</text:p>
      <text:p text:style-name="P126"/>
      <text:p text:style-name="P137">Extrême Orient </text:p>
      <text:p text:style-name="P126"><text:span text:style-name="T267">Le Japon </text:span>a grandement soutenu l’effort de guerre allemand. Il a investi de nombreux pays voisins territorialement. Le Japon est le seul pays à <text:span text:style-name="T271">connaître</text:span> l’utilisation de la bombe nucléaire, évènement ayant définitivement marqué l’histoire japonaise et celle de l’humanité. </text:p>
      <text:p text:style-name="P126">Capitulation en 1945 signée par l’Empereur Hirohito. Les Japonais occupaient une influence essentielle dans la région, or effondrement du Japon modifie l’ordre régional. Les américains contrôlent militairement le Japon sous le commandement du Général M<text:span text:style-name="T272">acA</text:span>rthur : gagnant de la guerre du pacifique. Il met en place des réformes visant à la démocratisation du Japon et visant à faire <text:span text:style-name="T272">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2">A</text:span>rthur va gérer le territoire de manière quasiment dictatoriale. Les soviétiques demandent leur part du japon. Mac<text:span text:style-name="T272">A</text:span>rthur fait valoir le fait que les Alliés n’ont servi à rien au Japon. A Yalta, la <text:span text:style-name="T272">Mandchourie</text:span> est restituée à la Chine (grande région industrielle) et l’île Formose (Taïwan) est également restituée à la Chine. <text:line-break/></text:p>
      <text:p text:style-name="P126"><text:soft-page-break/>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126">Dans la zone Sud asiatique, de nombreux changements s’opèrent notamment dans les années 50 : tensions autour de l’influence américaine, lutter contre l’influence du communisme chinoise. </text:p>
      <text:p text:style-name="P126"/>
      <text:p text:style-name="P126"><text:span text:style-name="T267">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26"/>
      <text:p text:style-name="P126">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26"/>
      <text:p text:style-name="P99">La formation des blocs, le début de la guerre froide </text:p>
      <text:p text:style-name="P66"/>
      <text:p text:style-name="P99">1947 : La Guerre froide débute. Cela change profondément la face du monde qui tombe dans une idéologie dualiste. Modification profonde des données géostratégiques. </text:p>
      <text:p text:style-name="P99"/>
      <text:p text:style-name="P99">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99"/>
      <text:p text:style-name="P126"><text:span text:style-name="T81">À</text:span><text:span text:style-name="T79"> partir de 1947 : émergence des blocs. </text:span></text:p>
      <text:p text:style-name="P146"/>
      <text:p text:style-name="P146">La naissance des deux blocs :</text:p>
      <text:p text:style-name="P102"/>
      <text:p text:style-name="P99">1947 : les problèmes se multiplient dans le Monde. </text:p>
      <text:list xml:id="list284192261" text:style-name="WWNum1">
        <text:list-item>
          <text:p text:style-name="P147">Guerre d’Indochine en Asie qui se transforme en guerre idéologique avec les communistes. </text:p>
        </text:list-item>
        <text:list-item>
          <text:p text:style-name="P147">Situation coréenne qui se cristallise en un pays divisé en deux pays ayant une idéologie opposée. </text:p>
        </text:list-item>
        <text:list-item>
          <text:p text:style-name="P147">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text:soft-page-break/>vont agir comme les leaders du Monde libre opposés aux soviétiques. C’est ce que l’on considère comme le début de la doctrine Truman et la rupture de la politique américaine avec l’isolationnisme. <text:line-break/></text:p>
        </text:list-item>
      </text:list>
      <text:p text:style-name="P99"/>
      <text:p text:style-name="P126"><text:span text:style-name="T80">Doctrine Truman</text:span><text:span text:style-name="T79"> : </text:span></text:p>
      <text:list xml:id="list121513528214270" text:continue-numbering="true" text:style-name="WWNum1">
        <text:list-item>
          <text:p text:style-name="P147">Maintenir la paix </text:p>
        </text:list-item>
        <text:list-item>
          <text:p text:style-name="P147">Diffuser la prospérité </text:p>
        </text:list-item>
        <text:list-item>
          <text:p text:style-name="P147">Étendre le modèle américain </text:p>
        </text:list-item>
      </text:list>
      <text:p text:style-name="P99"/>
      <text:p text:style-name="P99">1947 : Conférence de Moscou qui devait trouver une solution pour l’Allemagne et l’Autriche mais Staline crie au scandale avec le discours de Truman. </text:p>
      <text:p text:style-name="P99"/>
      <text:p text:style-name="P99">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text:line-break/>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99"/>
      <text:p text:style-name="P99">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100"/>
      <text:p text:style-name="P67"/>
      <text:p text:style-name="P61"><text:span text:style-name="T274">V. </text:span>Une Europe divisée</text:p>
      <text:p text:style-name="P67"/>
      <text:p text:style-name="P71">Deux questions clefs se posent encore à la suite de la fin de la guerre :</text:p>
      <text:p text:style-name="P71"/>
      <text:p text:style-name="P105"><text:span text:style-name="T211">a. </text:span><text:span text:style-name="T212">La question de l’Europe qui se divise de plus en plus</text:span></text:p>
      <text:p text:style-name="P112"><text:span text:style-name="T85"><text:line-break/></text:span><text:span text:style-name="T86">Suite à la libération de territoire de d’Europe de l’Est, l’armée rouge est encore présente dans de nombreux pays en </text:span><text:span text:style-name="T196">1947</text:span><text:span text:style-name="T86">, l’idéologie communiste gagne donc du terrain. </text:span><text:span text:style-name="T87">L’Europe continentale se divise donc bel et bien en deux camps, </text:span><text:span text:style-name="T88">le camps soviétique étant marqué par une politique expansionniste et sécuritaire forte, et la notion de glacis sécuritaire va faire son apparition, </text:span><text:span text:style-name="T89">c’est à dire une système d’alliance militaire avec les pays des blocs de l’Est, </text:span><text:span text:style-name="T90">cela est en partie dû à la possession de la bombe atomique par les États-Unis, qui plonge l’URSS dans la peur, </text:span><text:span text:style-name="T91">elle avance donc aussi ses recherches dans le champ des armes atomiques. </text:span><text:span text:style-name="T92">Cette impression d’être derrière les USA va profondément marqué la stratégie soviétique durant toute la guerre froide </text:span><text:span text:style-name="T93">et entraîner plusieurs courses à l’armement. </text:span></text:p>
      <text:p text:style-name="P112"><text:span text:style-name="T94">L’URSS va donc mettre en place un système d’alliance militaire, des traités d’assistance dirigés au départ contre l’Allemagne puis renforcés par des traités d’alliance militaires. </text:span><text:span text:style-name="T95">L’URSS va aussi mettre en place dans tous les pays de l’Est régimes communistes, les démocraties populaires, qui sont des régime très centralisés avec un État très fort. </text:span></text:p>
      <text:p text:style-name="P72"/>
      <text:p text:style-name="P113"><text:span text:style-name="T95">C</text:span><text:span text:style-name="T85">ette création de système d’alliance militaire, politique, culturel assez avancé créée un conglomérat d’État alignés sur l’URSS, avec le Kominform comme directoire, </text:span><text:span text:style-name="T96">il permet le contrôle des autorités politiques des pays de l’Est. </text:span><text:span text:style-name="T97">Cette stratégie fonctionne partout à quelques exceptions prêt :</text:span></text:p>
      <text:p text:style-name="P113"><text:span text:style-name="T97"><text:line-break/></text:span><text:span text:style-name="T197">Yougoslavie :</text:span><text:span text:style-name="T98"> </text:span><text:span text:style-name="T99">Tito s’oppose à Staline, il ne voit pas d’intérêt pour la Yougoslavie à s’aligner sur les positions de l’URSS. </text:span><text:span text:style-name="T100">Les Balkans étant une position stratégique, Staline sera rageant d</text:span><text:span text:style-name="T101">u non alignement de Tito et mettra de la pression sur son pays afin qu’il cède. </text:span><text:span text:style-name="T102">Tito menace de laisser les USA s’établirent en Yougoslavie pour empêcher une invasion soviétique. </text:span><text:span text:style-name="T103">Il réussira à se maintenir au pouvoir, et maintenir son pays dans la neutralité </text:span><text:span text:style-name="T104">avec cette stratégie, </text:span><text:span text:style-name="T105">sans pour autant basculé dans le camp occidental. </text:span><text:span text:style-name="T106">C’est la première division du bloc de l’Est.</text:span></text:p>
      <text:p text:style-name="P73"/>
      <text:p text:style-name="P106"><text:span text:style-name="T202">T</text:span><text:span text:style-name="T201">urquie</text:span><text:span text:style-name="T85"> </text:span><text:span text:style-name="T107">et </text:span><text:span text:style-name="T203">Grèce </text:span><text:span text:style-name="T107">: </text:span><text:span text:style-name="T108">Ces deux pays restent menacés par l’URSS, mais tiennent bon grâce au soutien américain, </text:span><text:span text:style-name="T109">qui tient à l’emplacement </text:span><text:span text:style-name="T110">géostratégique de ces deux pays.</text:span></text:p>
      <text:p text:style-name="P74"/>
      <text:p text:style-name="P107"><text:span text:style-name="T204">F</text:span><text:span text:style-name="T201">inlande :</text:span><text:span text:style-name="T85"> </text:span><text:span text:style-name="T111">Elle va s’attacher à sa neutralité, qui reste une neutralité de façade car elle s’attache aux USA pour limiter l’influence des partis communistes </text:span><text:span text:style-name="T112">locaux. </text:span><text:span text:style-name="T113">Elle tiendra toute la guerre froide, </text:span><text:span text:style-name="T114">et sera une base arrière de l’OTAN. La Finlande accueillera aussi un grand nombre de conférences, les conférences d’Helsinki, et deviendra une zone de négociation. </text:span></text:p>
      <text:p text:style-name="P75"/>
      <text:p text:style-name="P108"><text:span text:style-name="T114">C</text:span><text:span text:style-name="T85">ertains pays essayent de résister à l’influence de l’URSS, comme la </text:span><text:span text:style-name="T201">Tchécoslovaquie</text:span><text:span text:style-name="T85">, </text:span><text:span text:style-name="T115">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6">Une insurrection renversera le gouvernement, les milices ouvrières, on parle du </text:span><text:span text:style-name="T205">Premier Coup de Prague</text:span><text:span text:style-name="T116"> </text:span><text:span text:style-name="T117">de </text:span><text:span text:style-name="T206">février 1948</text:span><text:span text:style-name="T117">. </text:span><text:span text:style-name="T118">Le Président Benes doit accepter un gouvernement avec tous les ministres communistes sauf un, qu’on retrouvera suicidé plus tard. </text:span></text:p>
      <text:p text:style-name="P76"/>
      <text:p text:style-name="P109"><text:span text:style-name="T118">F</text:span><text:span text:style-name="T85">ace à ses succès communistes, imposés par la force, le camp occidental est très inquiet. Les Européens impressionnés face notamment au coup de Prague, se rendent compte qu’ils ne disposent pas d’une alliance </text:span><text:soft-page-break/><text:span text:style-name="T85">mi</text:span><text:span text:style-name="T119">litaire comparable à celle de l’URSS avec ses pays satellites. </text:span><text:span text:style-name="T120">Face à ce besoin d’union, </text:span><text:span text:style-name="T207">L’Alliance de l’Union Occidentale</text:span><text:span text:style-name="T120">, est crée en </text:span><text:span text:style-name="T207">194</text:span><text:span text:style-name="T208">8</text:span><text:span text:style-name="T121">. </text:span><text:span text:style-name="T122">Cette organisation sera l’ancêtre préalable à l’OTAN. </text:span><text:span text:style-name="T123">Cette alliance deviendra l’</text:span><text:span text:style-name="T209">UEO</text:span><text:span text:style-name="T123">, l’</text:span><text:span text:style-name="T209">Union d’Europe Occidentale</text:span><text:span text:style-name="T123">. </text:span><text:span text:style-name="T124">C’est le premier traité d’alliance militaire tourné contre un ennemis non identifié, </text:span><text:span text:style-name="T125">il s’agit d’un système d’alliance réciproque et systématique, au départ composé de la France, du Benelux et du Royaume-Uni, </text:span><text:span text:style-name="T126">son état major inter-allié se trouvera à Fontainebleau.<text:line-break/></text:span></text:p>
      <text:p text:style-name="P110"><text:span text:style-name="T126">C</text:span><text:span text:style-name="T85">es concrétisation militaire occidentales et soviétiques inquiète la planète, à peine sommes nous sortis de la guerre que de nouvelles alliances qui pourraient engendrer de nouvelles guerres sont crée</text:span><text:span text:style-name="T127">s. </text:span><text:span text:style-name="T128">L’Europe occidentale va se tourner vers les USA car elle n’a pas les moyens matériels de résister à l’URSS. </text:span><text:span text:style-name="T129">Cette demande d’assistance venant renforcer la sécurité européenne sera à l’origine du Traité de l’Atlantique Nord et de l’OTAN. </text:span></text:p>
      <text:p text:style-name="P75"/>
      <text:p text:style-name="P111"><text:span text:style-name="T210">b. </text:span><text:span text:style-name="T201">La question de l’Allemagne, en particulier de Berlin</text:span></text:p>
      <text:p text:style-name="P71"/>
      <text:p text:style-name="P114"><text:span text:style-name="T85">La question de l’Allemagne est toujours posée en 1947-1948, </text:span><text:span text:style-name="T130">les alliés n’étant toujours pas d’accord sur son sor</text:span><text:span text:style-name="T131">t.</text:span><text:span text:style-name="T132"> <text:s/>C’est une question qui divise non seulement entre l’Est et l’Ouest, mais aussi entre les occidentaux, </text:span><text:span text:style-name="T133">la France en particulier est particulièrement opposé à tout ce qui permettrait à l’Allemagne de se reconstruire comme une puissance, </text:span><text:span text:style-name="T134">de plus elle revendique aussi la région de la Rhur et de la Sar</text:span><text:span text:style-name="T135">re. </text:span></text:p>
      <text:p text:style-name="P77">La question de la reconstruction juridique est aussi sujette à division :</text:p>
      <text:p text:style-name="P115"><text:span text:style-name="T85">- La France souhaite une Allemagne très décentralisée avec un État fédéral faible et des régions autonomes.<text:line-break/>- </text:span><text:span text:style-name="T136">Les anglo-saxons, souhaitent un État fédéral fort</text:span></text:p>
      <text:p text:style-name="P116"><text:span text:style-name="T136">- </text:span><text:span text:style-name="T137">L’URSS souhaite la mise en place d’un démocratie populaire, avec un État très centralisé très puissant<text:line-break/><text:line-break/></text:span><text:span text:style-name="T138">Aucune des conférences sur l’Allemagne ne va donc aboutir. </text:span><text:span text:style-name="T139">La question de l’Allemagne divise aussi sur le statut de la ville de Berlin, </text:span><text:span text:style-name="T140">qui se trouve divisé entre les quatre pays, mais enclavé en territoire soviétique. <text:line-break/></text:span><text:span text:style-name="T141">Berlin restera pendant toute la guerre froide un reflet des relations internationales entre occidentaux et soviétiques, </text:span><text:span text:style-name="T142">une sorte de mise en ab</text:span><text:span text:style-name="T143">îme.</text:span></text:p>
      <text:p text:style-name="P116"><text:span text:style-name="T144">Les soviétiques veulent le contrôle total de la ville, les occidentaux s’y opposent, </text:span><text:span text:style-name="T145">et les soviétiques vont donc mettre en place le blocus de Berlin, </text:span><text:span text:style-name="T146">le petit pour commencer, </text:span><text:span text:style-name="T147">qui ne consiste que en un contrôle militaire de la ville. </text:span><text:span text:style-name="T148">Face à cela les occidentaux décident en réponse d’avancer sur la nouvelle organisation politique de l’Allemagne </text:span><text:span text:style-name="T149">et émettent le Deutshmark dans les zones sous leurs contrôles, </text:span><text:span text:style-name="T154">dont </text:span><text:span text:style-name="T155">leurs zones de Berlin</text:span><text:span text:style-name="T149">.<text:line-break/></text:span><text:span text:style-name="T150">Les soviétiques face à cette mesure, </text:span><text:span text:style-name="T151">qui favorise un modèle occidental d’économie de marché</text:span><text:span text:style-name="T150">, </text:span><text:span text:style-name="T152">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1">Des négociations auront lieu, mais Staline refusera toute levée du blocus. Les occidentaux, USA en tête vont mettre en place un pont aérien, les soviétique</text:span><text:span text:style-name="T162">s</text:span><text:span text:style-name="T161"> n’oseront jamais descendre les avions occidentaux, </text:span><text:span text:style-name="T162">la mission de ravitaillement sera un succès et au bout d’un an le blocus est levé </text:span><text:span text:style-name="T164">en 1949.</text:span></text:p>
      <text:p text:style-name="P78"/>
      <text:p text:style-name="P117"><text:span text:style-name="T152">1. </text:span><text:span text:style-name="T154">Soviétique e</text:span><text:span text:style-name="T85">xige que Berlin soit totalement </text:span><text:span text:style-name="T153">sous le contrôle de l’</text:span><text:span text:style-name="T85">URSS</text:span></text:p>
      <text:p text:style-name="P117"><text:span text:style-name="T85">2. </text:span><text:span text:style-name="T154">Les occidentaux refuse, petit blocus de Berlin</text:span></text:p>
      <text:p text:style-name="P118"><text:span text:style-name="T154">3. </text:span><text:span text:style-name="T85">Mise en place Deutshmark par les occidentaux</text:span></text:p>
      <text:p text:style-name="P118"><text:span text:style-name="T85">4. </text:span><text:span text:style-name="T156">Demande de retour en arrière par les soviétiques, demande refusée, blocus total</text:span></text:p>
      <text:p text:style-name="P119"><text:span text:style-name="T85">5. </text:span><text:span text:style-name="T157">Négociation diplomatiques qui échouent, </text:span><text:span text:style-name="T158">mise en place d’un pont aérien occidental</text:span></text:p>
      <text:p text:style-name="P120"><text:span text:style-name="T85">6. </text:span><text:span text:style-name="T159">Succès du ravitaillement, échec du blocus, </text:span><text:span text:style-name="T160">fin du blocus</text:span></text:p>
      <text:p text:style-name="P79"/>
      <text:p text:style-name="P121"><text:span text:style-name="T160">L’</text:span><text:span text:style-name="T85">affaire du blocus sera portée devant les Nations Unies mais l’URSS y opposera toujours son veto </text:span><text:span text:style-name="T163">au conseil de sécurité. </text:span><text:span text:style-name="T165">Berlin deviendra désormais la ville symbole de la guerre froide, </text:span><text:span text:style-name="T166">et les berlinois qui passaient dans l’opinion occidentaux comme des nazis seront désormais vus comme des victimes de l’oppression soviétique.</text:span></text:p>
      <text:p text:style-name="P121"><text:soft-page-break/><text:span text:style-name="T169">Les</text:span><text:span text:style-name="T166"> </text:span><text:span text:style-name="T169">alliés comprennent que pour lutter contre l’URSS ils auront besoin de l’Allemagne et continuent leurs négociations sur la constitution allemande, commencés en 1948. </text:span><text:span text:style-name="T167">En </text:span><text:span text:style-name="T198">mai 1949</text:span><text:span text:style-name="T167">, </text:span><text:span text:style-name="T168">un projet de constitution allemande est acceptée du côté allié, </text:span><text:span text:style-name="T170">bien que les Français restent réticents, </text:span><text:span text:style-name="T171">ce sera donc une république fédérale constituée de lander avec une certaine autonomie et un État fédéral fort, bien que ne disposant pas des pouvoirs militaires, économiques ou bien diplomatiques, placé sous tutelle </text:span><text:span text:style-name="T172">militaire </text:span><text:span text:style-name="T171">occidentale pour l’instant. </text:span><text:span text:style-name="T173">Il s’agit de la </text:span><text:span text:style-name="T199">Loi Fondamentale de la République Fédérale d’Allemagne</text:span><text:span text:style-name="T173">. </text:span><text:span text:style-name="T174">Cette constitution est un mélange entre le fédéralisme américain et la centralisation française, </text:span><text:span text:style-name="T175">l’Allemagne est constituée de onze landers, gouverné par un chancelier, le chef du gouvernement, </text:span><text:span text:style-name="T176">il y a aussi un président placé au dessus des institutions mais c’est avant une fonction honorifique, il ne dispose pas de pouvoir gouvernemental. </text:span></text:p>
      <text:p text:style-name="P80"/>
      <text:p text:style-name="P104"><text:span text:style-name="T176">D</text:span><text:span text:style-name="T177">es élections sont donc organisée en août 1949, et c’est </text:span><text:span text:style-name="T85">Konrad Adenauer</text:span><text:span text:style-name="T177"> qui sera élu </text:span><text:span text:style-name="T178">chancelier, c’est à ce moment là le maire de Cologne, membre du CDU (conservateur centre-droit). </text:span><text:span text:style-name="T179">C’est un fervent défenseur de la réunification de l’Allemagne, </text:span><text:span text:style-name="T180">division très mal vécue par le population </text:span><text:span text:style-name="T181">et d’autant plus après le mur de Berlin. </text:span><text:span text:style-name="T182">Il sera un président très efficace et la RFA reprendra très vite les prérogatives gouvernementale et économique, au grand désespoir de la France. </text:span><text:span text:style-name="T183">Cette élection et ce nouveau régime gouvernemental à l’Ouest mis en place sans concertation avec l’URSS sera dénoncé par les soviétiques, qui mettront en place dès</text:span><text:span text:style-name="T179"> </text:span><text:span text:style-name="T200">octobre 1949</text:span><text:span text:style-name="T183"> </text:span><text:span text:style-name="T184">une démocratie populaire via le conseil du peuple (assemblée d’Allemagne de l’Est). </text:span><text:span text:style-name="T185">Ce gouvernement très centralisé sera dirigé par Grotew</text:span><text:span text:style-name="T186">ohl. </text:span><text:span text:style-name="T187">L’Allemagne de l’Est sera pendant toute la guerre froide très aligné sur les soviétiques et va disposer d’une intégration privilégiée dans le bloc de l’Est. </text:span></text:p>
      <text:p text:style-name="P122"><text:span text:style-name="T187">L</text:span><text:span text:style-name="T85">a RDA va être présentée comme une </text:span><text:span text:style-name="T195">« vrai »</text:span><text:span text:style-name="T85">, république. </text:span></text:p>
      <text:p text:style-name="P81"/>
      <text:p text:style-name="P123"><text:span text:style-name="T85">À partir de ce moment là, on peut dire que le divorce entre les deux Allemagne est totalement consommé. </text:span><text:span text:style-name="T188">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89">ce qui va régularisé la situation au niveau international. </text:span></text:p>
      <text:p text:style-name="P124"><text:span text:style-name="T190">Pendant toute la guerre froide l’Allemagne va être sous les projecteurs du SI, </text:span><text:span text:style-name="T191">avec des tensions tout de même apaisée ce qui va permettre à chaque bloc de se concentrer sur lui-même. </text:span><text:span text:style-name="T192">Dès les années 50, l’Allemagne de l’Ouest va être très active politiquement, et reprend les rennes du pouvoir diplomatique dès 1950, </text:span><text:span text:style-name="T193">afin de se repositionner vite sur le système international, </text:span><text:span text:style-name="T194">notamment pour ce qui est du marché commun européen dès 1950. </text:span></text:p>
      <text:p text:style-name="P82"/>
      <text:p text:style-name="P69"/>
      <text:p text:style-name="P62">VI. L’extension soviétique et communiste extra-européenne</text:p>
      <text:p text:style-name="P70"/>
      <text:p text:style-name="P125"><text:span text:style-name="T260">C</text:span><text:span text:style-name="T259">omment le communisme va-t-il se propager dans le reste du Monde ? </text:span></text:p>
      <text:p text:style-name="P84"/>
      <text:p text:style-name="P127"><text:span text:style-name="T213">En Chine (1947), la guerre civile continue et bat son plein, </text:span><text:span text:style-name="T214">les forces communistes gagne de plus en plus de terrain, </text:span><text:span text:style-name="T215">les nationalistes s’effondrent malgré le soutien des américains assez tardif.<text:line-break/>E</text:span><text:span text:style-name="T221">n </text:span><text:span text:style-name="T264">octobre 1948</text:span><text:span text:style-name="T221">, </text:span><text:span text:style-name="T216">les communistes investissent la Chine du Sud, </text:span><text:span text:style-name="T262">Pékin et Shanghai en 1949</text:span><text:span text:style-name="T216">. </text:span><text:span text:style-name="T217">Tchang Kaï-Chek fui vers l’île de Formose </text:span><text:span text:style-name="T218">qui deviendra Taïwan. </text:span></text:p>
      <text:p text:style-name="P128"><text:span text:style-name="T219">La Chine occidentale elle restera sous le giron de Mao, et deviendra le </text:span><text:span text:style-name="T263">1</text:span><text:span text:style-name="T266">er</text:span><text:span text:style-name="T263"> Octobre 19T49</text:span><text:span text:style-name="T219">, la République Populaire de Chine. </text:span><text:span text:style-name="T220">Mao aura sa </text:span><text:span text:style-name="T222">propose vision du communisme, qui au fil du temps va se séparer de l’idéologie soviétique. </text:span><text:span text:style-name="T223">Les occidentaux reconnaissent eux le gouvernement nationaliste à Taïwan, sauf le Royaume-Uni qui va pouvoir garder la ville de Hong-Kong en 1950. </text:span><text:span text:style-name="T224">La Chine et l’URSS seront dans un premier temps alliés contre le camp occidental. Les soviétiques n’auront de cesse de </text:span><text:span text:style-name="T225">dénoncer le gouvernement nationaliste au conseil de sécurité pour représenter la Chine, </text:span><text:span text:style-name="T226">mais les demandes soviétiques seront refusées. Face à cela les soviétiques feront une politique de la chaise vide au conseil de sécurité, </text:span><text:span text:style-name="T227">mais qui ne sera pas reconnue non plus par les occidentaux </text:span><text:span text:style-name="T228">qui pourront faire passer les résolutions qu’ils souhaitent, ce qui aurait été impossible avec le veto soviétique. </text:span><text:span text:style-name="T229">Cette grande erreur de Staline aura pour conséquence la mise en place d’une intervention onusienne en </text:span><text:span text:style-name="T230">Corée. </text:span></text:p>
      <text:p text:style-name="P85"/>
      <text:p text:style-name="P129"><text:span text:style-name="T230">F</text:span><text:span text:style-name="T213">ace à l’alliance entre Staline et Mao, les occidentaux se trouvent très inquiet de la propagation du communisme en Asie </text:span><text:span text:style-name="T231">et les USA réinvestiront l’Asie. </text:span></text:p>
      <text:p text:style-name="P91"/>
      <text:p text:style-name="P130"><text:span text:style-name="T231">E</text:span><text:span text:style-name="T213">n </text:span><text:span text:style-name="T261">Indochine</text:span><text:span text:style-name="T213">, la France mène ce qui pourrait s’apparenter à une guerre néo-coloniale depuis 1946 et qui coûte beaucoup d’argent au gouvernement. </text:span><text:span text:style-name="T232">La France elle présente son investissement militaire comme étant une manœuvre ayant comme but </text:span><text:span text:style-name="T233">de bloquer la propagation du communisme en Asie, </text:span><text:span text:style-name="T234">mais les intérêts géostratégiques et économiques sont très importants. </text:span><text:span text:style-name="T235">On considère ce conflit comme ayant fait tomber nombre de gouvernement de la IVème République, et comme un coût gigantesque pour un pays en reconstruction. <text:line-break/></text:span><text:span text:style-name="T236">Les USA dénoncent d’abord cette guerre puis en </text:span><text:span text:style-name="T265">1950</text:span><text:span text:style-name="T236">, les USA supporte la France dans la guerre idéologique qu’ils mènent </text:span><text:span text:style-name="T237">afin de bloquer l’expansion communiste. </text:span></text:p>
      <text:p text:style-name="P86"/>
      <text:p text:style-name="P135"><text:span text:style-name="T237">G</text:span><text:span text:style-name="T213">uerre de Corée :</text:span></text:p>
      <text:p text:style-name="P92"/>
      <text:p text:style-name="P131"><text:span text:style-name="T213">La Corée était initialement sous domination Japonaise, à la défaite japonaise les USA investissent le sud du pays et l’URSS le nord </text:span><text:span text:style-name="T238">avec comme limite le 3</text:span><text:span text:style-name="T239">8</text:span><text:span text:style-name="T238">° parallèle. </text:span><text:span text:style-name="T240">Les alliés veulent mettre en place des élections dans le pays, mais les partis locaux ne voudront pas d’organisation d’élection</text:span><text:span text:style-name="T241">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2">Des élections sous égide de l’ONU auront lieu dans le sud, un président nationaliste anti-communiste sera élu, le nord répliquera par d’autres élections remportées par les </text:span><text:span text:style-name="T243">communistes. </text:span><text:span text:style-name="T244">Les deux Corée ne vont pas se reconnaître et cela va renforcer les tensions.</text:span></text:p>
      <text:p text:style-name="P132"><text:span text:style-name="T244">L</text:span><text:span text:style-name="T213">e </text:span><text:span text:style-name="T261">29 juin 1950</text:span><text:span text:style-name="T213">, la Corée du Nord envahit la Corée du Sud. </text:span><text:span text:style-name="T245">La réponse de l’Amérique sera forte avec une grande mobilisation en Corée via l’ONU mais aussi dans tous les autres pays d’Asie du sud-est ayant besoin d’aide face au communisme, comme la Philip</text:span><text:span text:style-name="T246">pine. </text:span><text:span text:style-name="T247">Les USA vont donc profiter du siège vide communiste aux Nations Unies pour faire voter une intervention militaire en vertu du principe de non agression. </text:span><text:span text:style-name="T248">La Chine nationaliste étant au conseil de sécurité, personne ne s’opposera à cette résolution. </text:span></text:p>
      <text:p text:style-name="P87"/>
      <text:p text:style-name="P133"><text:span text:style-name="T248">M</text:span><text:span text:style-name="T213">acArthur prendra le commandement de cette coalition, </text:span><text:span text:style-name="T249">il lance une grande contre-offensive qui occupera la Corée au-delà du 38° parallèle. </text:span><text:span text:style-name="T250">Les soviétiques et la RPC veulent réagir mais ne peuvent pas directement entrer </text:span><text:soft-page-break/><text:span text:style-name="T250">dans cette guerre. </text:span><text:span text:style-name="T251">Les soviétiques fourniront du matériel </text:span><text:span text:style-name="T252">et des aviateurs dans cette guerre. </text:span><text:span text:style-name="T253">Les chinois eux engageront des volontaires pour la guerre de Corée, «L’armée des volontaires du peuple chinois », </text:span><text:span text:style-name="T254">qui étaient en réalités des militaires de l’armée chinoise. </text:span><text:span text:style-name="T255">Cette contre-attaque du Nord, soutenu par la Chine et l’URSS arrivera </text:span><text:span text:style-name="T256">à prendre Séoul, avant d’être repoussée au 38° parallèle. </text:span><text:span text:style-name="T257">MacArthur demandera de lancer des bombes nucléaires sur la Chine, il sera limogé puis remplacé par un Général plus raisonnable. </text:span></text:p>
      <text:p text:style-name="P88"/>
      <text:p text:style-name="P134"><text:span text:style-name="T257">E</text:span><text:span text:style-name="T213">n 1953 l’armistice est signé, c’est l’échec des Nations-Unies et une nouvelle matérialisation des divisions idéologiques au sein du SI :</text:span></text:p>
      <text:p text:style-name="P134"><text:span text:style-name="T213">- </text:span><text:span text:style-name="T258">Chine – Taïwan</text:span></text:p>
      <text:p text:style-name="P89">- RFA-RDA</text:p>
      <text:p text:style-name="P89">- Corée du Nord – Corée du Sud</text:p>
      <text:p text:style-name="P90"/>
      <text:p text:style-name="P90"/>
      <text:p text:style-name="P8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3-13T12:15:13.312223407</dc:date>
    <meta:editing-duration>PT9H57M55S</meta:editing-duration>
    <meta:editing-cycles>486</meta:editing-cycles>
    <meta:document-statistic meta:table-count="0" meta:image-count="0" meta:object-count="0" meta:page-count="19" meta:paragraph-count="210" meta:word-count="9432" meta:character-count="59418" meta:non-whitespace-character-count="50023"/>
  </office:meta>
</office:document-meta>
</file>